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9dd" officeooo:paragraph-rsid="0008b9dd"/>
    </style:style>
    <style:style style:name="P2" style:family="paragraph" style:parent-style-name="Standard">
      <style:text-properties officeooo:rsid="0008b9dd" officeooo:paragraph-rsid="0010ca56"/>
    </style:style>
    <style:style style:name="P3" style:family="paragraph" style:parent-style-name="Standard">
      <style:text-properties officeooo:rsid="0008b9dd" officeooo:paragraph-rsid="00148c9d"/>
    </style:style>
    <style:style style:name="P4" style:family="paragraph" style:parent-style-name="Standard">
      <style:text-properties officeooo:rsid="0008b9dd" officeooo:paragraph-rsid="001aa6f1"/>
    </style:style>
    <style:style style:name="P5" style:family="paragraph" style:parent-style-name="Standard">
      <style:text-properties officeooo:rsid="00147fed" officeooo:paragraph-rsid="00148c9d"/>
    </style:style>
    <style:style style:name="P6" style:family="paragraph" style:parent-style-name="Standard">
      <style:text-properties officeooo:paragraph-rsid="001aa6f1"/>
    </style:style>
    <style:style style:name="P7" style:family="paragraph" style:parent-style-name="Standard">
      <style:text-properties officeooo:rsid="001aa6f1" officeooo:paragraph-rsid="001aa6f1"/>
    </style:style>
    <style:style style:name="P8" style:family="paragraph" style:parent-style-name="Standard">
      <style:text-properties officeooo:paragraph-rsid="002d50f6"/>
    </style:style>
    <style:style style:name="P9" style:family="paragraph" style:parent-style-name="Standard">
      <style:text-properties officeooo:paragraph-rsid="00306a23"/>
    </style:style>
    <style:style style:name="P10" style:family="paragraph" style:parent-style-name="Standard">
      <style:text-properties fo:font-style="normal" officeooo:rsid="0031f6e8" officeooo:paragraph-rsid="00306a23" style:font-style-asian="normal" style:font-style-complex="normal"/>
    </style:style>
    <style:style style:name="P11" style:family="paragraph" style:parent-style-name="Standard">
      <style:text-properties fo:font-style="normal" officeooo:rsid="0031f6e8" officeooo:paragraph-rsid="003777ee" style:font-style-asian="normal" style:font-style-complex="normal"/>
    </style:style>
    <style:style style:name="P12" style:family="paragraph" style:parent-style-name="Standard">
      <style:text-properties fo:font-style="normal" officeooo:rsid="003b98ec" officeooo:paragraph-rsid="003b98ec" style:font-style-asian="normal" style:font-style-complex="normal"/>
    </style:style>
    <style:style style:name="P13" style:family="paragraph" style:parent-style-name="Standard">
      <style:text-properties fo:font-style="normal" officeooo:rsid="003bb5ef" officeooo:paragraph-rsid="003b98ec" style:font-style-asian="normal" style:font-style-complex="normal"/>
    </style:style>
    <style:style style:name="P14" style:family="paragraph" style:parent-style-name="Standard">
      <style:text-properties fo:font-style="normal" officeooo:rsid="003bb5ef" officeooo:paragraph-rsid="0048cbe4" style:font-style-asian="normal" style:font-style-complex="normal"/>
    </style:style>
    <style:style style:name="P15" style:family="paragraph" style:parent-style-name="Standard">
      <style:text-properties fo:font-style="normal" officeooo:rsid="003bb5ef" officeooo:paragraph-rsid="004f0f86" style:font-style-asian="normal" style:font-style-complex="normal"/>
    </style:style>
    <style:style style:name="P16" style:family="paragraph" style:parent-style-name="Standard">
      <style:text-properties fo:font-style="normal" officeooo:rsid="004f0f86" officeooo:paragraph-rsid="00525499" style:font-style-asian="normal" style:font-style-complex="normal"/>
    </style:style>
    <style:style style:name="P17" style:family="paragraph" style:parent-style-name="Standard">
      <style:text-properties officeooo:paragraph-rsid="003777ee"/>
    </style:style>
    <style:style style:name="P18" style:family="paragraph" style:parent-style-name="Standard">
      <style:text-properties officeooo:paragraph-rsid="003b98ec"/>
    </style:style>
    <style:style style:name="P19" style:family="paragraph" style:parent-style-name="Standard">
      <style:text-properties officeooo:rsid="004f0f86" officeooo:paragraph-rsid="005492b8"/>
    </style:style>
    <style:style style:name="P20" style:family="paragraph" style:parent-style-name="Standard">
      <style:text-properties officeooo:rsid="004f0f86" officeooo:paragraph-rsid="00585c41"/>
    </style:style>
    <style:style style:name="P21" style:family="paragraph" style:parent-style-name="Standard">
      <style:paragraph-properties fo:text-align="center" style:justify-single-word="false"/>
      <style:text-properties officeooo:rsid="0059f26f" officeooo:paragraph-rsid="0059f26f"/>
    </style:style>
    <style:style style:name="T1" style:family="text">
      <style:text-properties officeooo:rsid="000c0683"/>
    </style:style>
    <style:style style:name="T2" style:family="text">
      <style:text-properties officeooo:rsid="000d6ca8"/>
    </style:style>
    <style:style style:name="T3" style:family="text">
      <style:text-properties officeooo:rsid="000ed1b4"/>
    </style:style>
    <style:style style:name="T4" style:family="text">
      <style:text-properties officeooo:rsid="0010ca56"/>
    </style:style>
    <style:style style:name="T5" style:family="text">
      <style:text-properties officeooo:rsid="001202f3"/>
    </style:style>
    <style:style style:name="T6" style:family="text">
      <style:text-properties officeooo:rsid="0013b0b3"/>
    </style:style>
    <style:style style:name="T7" style:family="text">
      <style:text-properties officeooo:rsid="0013d9b5"/>
    </style:style>
    <style:style style:name="T8" style:family="text">
      <style:text-properties officeooo:rsid="00147fed"/>
    </style:style>
    <style:style style:name="T9" style:family="text">
      <style:text-properties officeooo:rsid="00148c9d"/>
    </style:style>
    <style:style style:name="T10" style:family="text">
      <style:text-properties officeooo:rsid="0015befb"/>
    </style:style>
    <style:style style:name="T11" style:family="text">
      <style:text-properties officeooo:rsid="00198769"/>
    </style:style>
    <style:style style:name="T12" style:family="text">
      <style:text-properties officeooo:rsid="001aa6f1"/>
    </style:style>
    <style:style style:name="T13" style:family="text">
      <style:text-properties officeooo:rsid="0008b9dd"/>
    </style:style>
    <style:style style:name="T14" style:family="text">
      <style:text-properties officeooo:rsid="001daf08"/>
    </style:style>
    <style:style style:name="T15" style:family="text">
      <style:text-properties officeooo:rsid="0020286a"/>
    </style:style>
    <style:style style:name="T16" style:family="text">
      <style:text-properties officeooo:rsid="0020c55e"/>
    </style:style>
    <style:style style:name="T17" style:family="text">
      <style:text-properties officeooo:rsid="00247244"/>
    </style:style>
    <style:style style:name="T18" style:family="text">
      <style:text-properties officeooo:rsid="0026009e"/>
    </style:style>
    <style:style style:name="T19" style:family="text">
      <style:text-properties officeooo:rsid="002777e8"/>
    </style:style>
    <style:style style:name="T20" style:family="text">
      <style:text-properties officeooo:rsid="002aaed0"/>
    </style:style>
    <style:style style:name="T21" style:family="text">
      <style:text-properties officeooo:rsid="002ab6a6"/>
    </style:style>
    <style:style style:name="T22" style:family="text">
      <style:text-properties officeooo:rsid="002d50f6"/>
    </style:style>
    <style:style style:name="T23" style:family="text">
      <style:text-properties officeooo:rsid="002e3686"/>
    </style:style>
    <style:style style:name="T24" style:family="text">
      <style:text-properties officeooo:rsid="00306a23"/>
    </style:style>
    <style:style style:name="T25" style:family="text">
      <style:text-properties officeooo:rsid="0031f6e8"/>
    </style:style>
    <style:style style:name="T26" style:family="text">
      <style:text-properties fo:font-style="italic" officeooo:rsid="0031f6e8" style:font-style-asian="italic" style:font-style-complex="italic"/>
    </style:style>
    <style:style style:name="T27" style:family="text">
      <style:text-properties fo:font-style="italic" officeooo:rsid="0033e259" style:font-style-asian="italic" style:font-style-complex="italic"/>
    </style:style>
    <style:style style:name="T28" style:family="text">
      <style:text-properties fo:font-style="italic" officeooo:rsid="003777ee" style:font-style-asian="italic" style:font-style-complex="italic"/>
    </style:style>
    <style:style style:name="T29" style:family="text">
      <style:text-properties fo:font-style="italic" officeooo:rsid="003b98ec" style:font-style-asian="italic" style:font-style-complex="italic"/>
    </style:style>
    <style:style style:name="T30" style:family="text">
      <style:text-properties fo:font-style="italic" officeooo:rsid="0058326c" style:font-style-asian="italic" style:font-style-complex="italic"/>
    </style:style>
    <style:style style:name="T31" style:family="text">
      <style:text-properties fo:font-style="normal" officeooo:rsid="0031f6e8" style:font-style-asian="normal" style:font-style-complex="normal"/>
    </style:style>
    <style:style style:name="T32" style:family="text">
      <style:text-properties fo:font-style="normal" officeooo:rsid="0032b542" style:font-style-asian="normal" style:font-style-complex="normal"/>
    </style:style>
    <style:style style:name="T33" style:family="text">
      <style:text-properties fo:font-style="normal" officeooo:rsid="0033e259" style:font-style-asian="normal" style:font-style-complex="normal"/>
    </style:style>
    <style:style style:name="T34" style:family="text">
      <style:text-properties fo:font-style="normal" officeooo:rsid="0035dab7" style:font-style-asian="normal" style:font-style-complex="normal"/>
    </style:style>
    <style:style style:name="T35" style:family="text">
      <style:text-properties fo:font-style="normal" officeooo:rsid="003777ee" style:font-style-asian="normal" style:font-style-complex="normal"/>
    </style:style>
    <style:style style:name="T36" style:family="text">
      <style:text-properties fo:font-style="normal" officeooo:rsid="003b98ec" style:font-style-asian="normal" style:font-style-complex="normal"/>
    </style:style>
    <style:style style:name="T37" style:family="text">
      <style:text-properties fo:font-style="normal" officeooo:rsid="003bb5ef" style:font-style-asian="normal" style:font-style-complex="normal"/>
    </style:style>
    <style:style style:name="T38" style:family="text">
      <style:text-properties fo:font-style="normal" officeooo:rsid="005492b8" style:font-style-asian="normal" style:font-style-complex="normal"/>
    </style:style>
    <style:style style:name="T39" style:family="text">
      <style:text-properties fo:font-style="normal" officeooo:rsid="0058326c" style:font-style-asian="normal" style:font-style-complex="normal"/>
    </style:style>
    <style:style style:name="T40" style:family="text">
      <style:text-properties fo:font-style="normal" officeooo:rsid="0059f26f" style:font-style-asian="normal" style:font-style-complex="normal"/>
    </style:style>
    <style:style style:name="T41" style:family="text">
      <style:text-properties officeooo:rsid="0035dab7"/>
    </style:style>
    <style:style style:name="T42" style:family="text">
      <style:text-properties officeooo:rsid="003be53d"/>
    </style:style>
    <style:style style:name="T43" style:family="text">
      <style:text-properties officeooo:rsid="003c8979"/>
    </style:style>
    <style:style style:name="T44" style:family="text">
      <style:text-properties officeooo:rsid="003ecb35"/>
    </style:style>
    <style:style style:name="T45" style:family="text">
      <style:text-properties officeooo:rsid="00416fb6"/>
    </style:style>
    <style:style style:name="T46" style:family="text">
      <style:text-properties officeooo:rsid="0042edf6"/>
    </style:style>
    <style:style style:name="T47" style:family="text">
      <style:text-properties officeooo:rsid="0044bb60"/>
    </style:style>
    <style:style style:name="T48" style:family="text">
      <style:text-properties officeooo:rsid="0045ca06"/>
    </style:style>
    <style:style style:name="T49" style:family="text">
      <style:text-properties officeooo:rsid="0048cbe4"/>
    </style:style>
    <style:style style:name="T50" style:family="text">
      <style:text-properties officeooo:rsid="004c6a0c"/>
    </style:style>
    <style:style style:name="T51" style:family="text">
      <style:text-properties officeooo:rsid="004d349b"/>
    </style:style>
    <style:style style:name="T52" style:family="text">
      <style:text-properties officeooo:rsid="004f0f86"/>
    </style:style>
    <style:style style:name="T53" style:family="text">
      <style:text-properties officeooo:rsid="00525499"/>
    </style:style>
    <style:style style:name="T54" style:family="text">
      <style:text-properties officeooo:rsid="0058326c"/>
    </style:style>
    <style:style style:name="T55" style:family="text">
      <style:text-properties officeooo:rsid="00169727"/>
    </style:style>
    <style:style style:name="T56" style:family="text">
      <style:text-properties officeooo:rsid="00585c41"/>
    </style:style>
    <style:style style:name="T57" style:family="text">
      <style:text-properties style:font-name="Liberation Serif" fo:font-style="italic" officeooo:rsid="0058326c" style:font-name-asian="Liberation Serif" style:font-style-asian="italic" style:font-name-complex="Liberation Serif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Dai walked off the D.S. Sagan <text:span text:style-name="T15">onto</text:span> a space dock filled with thunderous applause, blood-red decoration, and patriots who did not doubt. From the first cries of his well-wishers, he knew this was the type of party meant more for the <text:span text:style-name="T1">attendees rather than the guest of honor. <text:s/></text:span><text:span text:style-name="T3">Everything from the </text:span><text:span text:style-name="T4">disgusting, </text:span><text:span text:style-name="T15">too-</text:span><text:span text:style-name="T4">rich Earth </text:span><text:span text:style-name="T3">food to the </text:span><text:span text:style-name="T4">blue-sky projection overhead betrayed this fact. <text:s/>He resolved to eat a few slices of bread </text:span><text:span text:style-name="T11">and </text:span><text:span text:style-name="T4">make sure not to look up for too long – </text:span><text:span text:style-name="T23">the </text:span><text:span text:style-name="T4">Earthers noticed these things. <text:s/></text:span></text:p>
      <text:p text:style-name="P2"/>
      <text:p text:style-name="P3"><text:tab/>The celebration, a surprise to <text:span text:style-name="T4">Dai</text:span>, was <text:span text:style-name="T4">almost certainly</text:span> <text:span text:style-name="T4">set </text:span>to memorialize his <text:span text:style-name="T4">heroism</text:span> <text:span text:style-name="T4">aboard Research Station 4. <text:s/></text:span><text:span text:style-name="T5">He did not know if hero was </text:span><text:span text:style-name="T6">what</text:span><text:span text:style-name="T5"> you called someone who could pull a trigger before considering whether it was the right thing to do, but… then he thought that, this too, was just part of the job.</text:span><text:span text:style-name="T4"> </text:span><text:s/><text:span text:style-name="T2">He picked his way through the crowd of handshakes, dismissing compliments that </text:span><text:span text:style-name="T3">seemed</text:span><text:span text:style-name="T2"> too generous and </text:span><text:span text:style-name="T3">avoiding</text:span><text:span text:style-name="T2"> people who </text:span><text:span text:style-name="T3">seemed</text:span><text:span text:style-name="T2"> </text:span><text:span text:style-name="T23">to </text:span><text:span text:style-name="T6">confuse him for some sort of gladiator</text:span><text:span text:style-name="T3">. <text:s/></text:span><text:span text:style-name="T6">At least the Brass acknowledged the oddness of the situation with </text:span><text:span text:style-name="T7">the “good work soldiers” and “how are you doings” that can only come from someone who thinks they know what you’re going through. <text:s/></text:span><text:span text:style-name="T8">They usually do, </text:span><text:span text:style-name="T9">to be fair, but it was a scientist who approached him </text:span><text:span text:style-name="T10">with the hesitation Dai thought was appropriate.</text:span></text:p>
      <text:p text:style-name="P3"/>
      <text:p text:style-name="P3"><text:tab/>“<text:span text:style-name="T10">You did good, Captain Case,” he said without offering his hand. <text:s/>His eyes imparted a cold simplicity to the statement. <text:s/>“</text:span><text:span text:style-name="T11">You changed everything – I hope you know that.”</text:span></text:p>
      <text:p text:style-name="P3"><text:tab/></text:p>
      <text:p text:style-name="P4"><text:tab/><text:span text:style-name="T11">Dai wasn’t so sure. <text:s/>He thought back to that first emergency conference – the scientists of Research Station 4, usually </text:span><text:span text:style-name="T12">locked away in their respective labs, were packed into a lecture hall meant for the grad students. <text:s/>White coats occupied every seat and, eventually, even the sitting room in the aisles as they all waited </text:span><text:span text:style-name="T15">for</text:span><text:span text:style-name="T12"> Dr. Baskier to present. </text:span><text:span text:style-name="T17">Dai</text:span><text:span text:style-name="T12"> understood very little of the presentation, but the atmosphere was unmistakable. <text:s/>That day, they witnessed history.</text:span></text:p>
      <text:p text:style-name="P7"><text:tab/></text:p>
      <text:p text:style-name="P7"><text:tab/>Question after question assailed the presenter – “Did you account for energy loss here?”</text:p>
      <text:p text:style-name="P4"/>
      <text:p text:style-name="P7"><text:tab/>“Is it possible there were unforseen forces acting on the experiment?”</text:p>
      <text:p text:style-name="P4"/>
      <text:p text:style-name="P4"><text:tab/>“<text:span text:style-name="T12">Do you think these results could be explained by…” </text:span></text:p>
      <text:p text:style-name="P4"><text:tab/></text:p>
      <text:p text:style-name="P6"><text:span text:style-name="T13"><text:tab/></text:span><text:span text:style-name="T12">By the end of the hour, they were </text:span><text:span text:style-name="T17">practically</text:span><text:span text:style-name="T12"> asking him if he cheated the results and, even at that, the researcher answered to the crowd’s </text:span>satis<text:span text:style-name="T12">f</text:span>act<text:span text:style-name="T12">ion</text:span>. </text:p>
      <text:p text:style-name="P6"/>
      <text:p text:style-name="P6"><text:tab/><text:span text:style-name="T14">Silence followed. <text:s/>Dr. Baskier waited until it was clear there were no more questions, then leaned over the podium. <text:s/>He spoke of the future – no longer would humanity be confined to the meager set of stars they’d been born near. <text:s/>He said that we could we could travel to distant stars or even galaxies if </text:span><text:span text:style-name="T15">th</text:span><text:span text:style-name="T17">is</text:span><text:span text:style-name="T15"> discovery could be </text:span><text:span text:style-name="T23">properly</text:span><text:span text:style-name="T15"> refined. <text:s/>Dai could remember the elation that rolled through the crowd. <text:s/>But when most stood to congratulate the </text:span><text:span text:style-name="T17">researcher</text:span><text:span text:style-name="T15">, there were a few that remained in their seats. <text:s/>It was only a few days before these objectors made themselves known. <text:s/>First in arguments behind closed doors, then in formal letters, and then in </text:span><text:span text:style-name="T16">tense department </text:span><text:span text:style-name="T15">meetings. <text:s text:c="2"/></text:span></text:p>
      <text:p text:style-name="P6"/>
      <text:p text:style-name="P6"><text:tab/><text:span text:style-name="T15">In short, they had discovered that Dr. Baskier’s research could be used as a weapon. <text:s/>In the beginning, there seemed to be </text:span><text:span text:style-name="T16">some resistance to the idea that anyone would turn such horrific destruction into a weapon in the first place. <text:s/>It could be used to cause supernovas half a galaxy away in a few minutes – surely no one would even think of making that. <text:s/>Dai </text:span><text:span text:style-name="T23">himself</text:span><text:span text:style-name="T16"> shut </text:span><text:span text:style-name="T23">down</text:span><text:span text:style-name="T16"> </text:span><text:span text:style-name="T23">that</text:span><text:span text:style-name="T16"> conversat</text:span><text:span text:style-name="T23">ion</text:span><text:span text:style-name="T16">. <text:s/>Even if such a weapon were never used, it’s fantasy to think the military wouldn’t make it. <text:s/>The prospect of warding off an attack by threatening to annihilate </text:span><text:span text:style-name="T17">an enemy’s</text:span><text:span text:style-name="T16"> homestar – or even a neighboring star as the scientists told </text:span><text:span text:style-name="T23">him</text:span><text:span text:style-name="T16"> – would be too useful for planetary security.</text:span></text:p>
      <text:p text:style-name="P6"><text:soft-page-break/><text:tab/><text:span text:style-name="T17">Civil, albeit tense, discussions slowly turned into screaming matches and then full fistfights. Dai remembered a time where he complained daily about babysitting full-grown adults. <text:s/>Why should they be the ones to worry about what the government does with research?</text:span><text:span text:style-name="T18"> He figured that something about being book smart made you worry about things that were out of your control more often than the average person. <text:s/>Whenever Dai broke up a fight, he would do his best to be patient with them – listen to their concerns, nod thoughtfully at their worries, then leave them at their respective quarters. <text:s/></text:span></text:p>
      <text:p text:style-name="P6"><text:tab/></text:p>
      <text:p text:style-name="P8"><text:tab/><text:span text:style-name="T18">It was nearly 2 months of this before Dai found the </text:span><text:span text:style-name="T19">bomb. <text:s/>The device, </text:span><text:span text:style-name="T20">hidden in</text:span><text:span text:style-name="T21">side</text:span><text:span text:style-name="T20"> a secret </text:span><text:span text:style-name="T21">compartment within a seldom-used cabinet in </text:span><text:span text:style-name="T25">Dr. Baskier’s lab</text:span><text:span text:style-name="T21">, </text:span><text:span text:style-name="T22">was found during one of</text:span><text:span text:style-name="T21"> the </text:span><text:span text:style-name="T22">regular</text:span><text:span text:style-name="T21"> </text:span><text:span text:style-name="T22">radiation-leak checks. <text:s/>He determined rather quickly that the bomber-to-be was a scientist – soldiers would have known to use non-radioactive materials and the maintainance staff would have known better hiding </text:span><text:span text:style-name="T23">spots. <text:s/>He</text:span><text:span text:style-name="T22"> spent little time finding the culprit.</text:span></text:p>
      <text:p text:style-name="P8"/>
      <text:p text:style-name="P8"><text:span text:style-name="T22"><text:tab/></text:span><text:span text:style-name="T23">The man</text:span><text:span text:style-name="T22"> was, much to Dai’s dissapointment, </text:span><text:span text:style-name="T23">normal</text:span><text:span text:style-name="T22">. <text:s/>When the security team entered the </text:span><text:span text:style-name="T23">bomber’s lab</text:span><text:span text:style-name="T22">, </text:span><text:span text:style-name="T23">he</text:span><text:span text:style-name="T22"> seemed more annoyed to have his research interrupted. <text:s/>By the time the guards were shackling his wrists, the researcher </text:span><text:span text:style-name="T23">had already collected his notes and stuffed them into his lab coat. <text:s/>On the walk to the brig, he busied himself explaining to everyone that he wouldn’t have endangered </text:span><text:span text:style-name="T25">Baskier’s life</text:span><text:span text:style-name="T23"> with the explosion. <text:s/>It was only slightly radioactive, the bomb would have been detonated after-hours, station protocol would have sealed any major station breaches – he even apologized to station security for the mountain of paperwork coming their way. <text:s/>Dai </text:span><text:span text:style-name="T24">didn’t know what to make of him. <text:s/>He remembered thinking he should drop it but, in the end, his curiosity got the better of him.</text:span></text:p>
      <text:p text:style-name="P8"/>
      <text:p text:style-name="P8"><text:tab/>“<text:span text:style-name="T24">Why did you plant </text:span><text:span text:style-name="T25">the</text:span><text:span text:style-name="T24"> bomb </text:span><text:span text:style-name="T25">where you did</text:span><text:span text:style-name="T24">?” said Daisuke. <text:s/>“</text:span><text:span text:style-name="T25">Were you hoping we’d</text:span><text:span text:style-name="T24"> find it?”</text:span></text:p>
      <text:p text:style-name="P8"/>
      <text:p text:style-name="P9"><text:tab/>“<text:span text:style-name="T25">No, </text:span><text:span text:style-name="T24">I didn’t think you’d find it.” He looked like </text:span><text:span text:style-name="T25">he might be</text:span><text:span text:style-name="T24"> considering an answer to the daily crossword. “</text:span><text:span text:style-name="T25">I thought the janitors only cleaned th</text:span><text:span text:style-name="T24">e </text:span><text:span text:style-name="T25">lab </text:span><text:span text:style-name="T24">on Mondays. <text:s/></text:span><text:span text:style-name="T25">How </text:span><text:span text:style-name="T24">did </text:span><text:span text:style-name="T25">you find it</text:span><text:span text:style-name="T24">?”</text:span></text:p>
      <text:p text:style-name="P9"/>
      <text:p text:style-name="P9"><text:tab/><text:span text:style-name="T24">Dai </text:span><text:span text:style-name="T25">searched the man’s face and then, after a pause, </text:span><text:span text:style-name="T24">“Radiation leak. <text:s/></text:span><text:span text:style-name="T25">You used the same material that’s in the CO2 sensors, so we thought </text:span><text:span text:style-name="T41">it</text:span><text:span text:style-name="T25"> was a maintainance issue.”</text:span></text:p>
      <text:p text:style-name="P9"/>
      <text:p text:style-name="P9"><text:tab/>“<text:span text:style-name="T25">I suppose an explosive </text:span><text:span text:style-name="T26">could </text:span><text:span text:style-name="T31">count as a maintainance issue.”</text:span></text:p>
      <text:p text:style-name="P10"/>
      <text:p text:style-name="P10"><text:tab/>“Yea, I guess it could.” Dai rubbed his chin. <text:s/>“You know, you don’t seem very angry that we caught you.” </text:p>
      <text:p text:style-name="P10"><text:tab/></text:p>
      <text:p text:style-name="P10"><text:tab/>He shrugged. “The research – the weapon – cannot be allowed to leave this station. <text:s/>I’m content to bear whatever consequences I must. <text:s/>There are many on the station who feel same way.” </text:p>
      <text:p text:style-name="P10"/>
      <text:p text:style-name="P17"><text:span text:style-name="T31"><text:tab/></text:span><text:span text:style-name="T26">Many?</text:span><text:span text:style-name="T31"> Dai stopped in his tracks. </text:span><text:span text:style-name="T27">There are m</text:span><text:span text:style-name="T26">any who feel the same way.</text:span><text:span text:style-name="T31"> <text:s/></text:span><text:span text:style-name="T34">He</text:span><text:span text:style-name="T31"> </text:span><text:span text:style-name="T32">still </text:span><text:span text:style-name="T31">remembered the cold realization that came over him </text:span><text:span text:style-name="T33">then</text:span><text:span text:style-name="T31">.</text:span><text:span text:style-name="T26"> </text:span><text:span text:style-name="T28">Where did he get the parts for the bomb? He must have had accomplices.</text:span><text:span text:style-name="T35"> <text:s/>Staring into the bomber’s eyes, he though he saw the answer to his unspoken question. <text:s/>Dai turned and ran.</text:span><text:span text:style-name="T31"> <text:s/></text:span></text:p>
      <text:p text:style-name="P11"/>
      <text:p text:style-name="P18"><text:span text:style-name="T31"><text:tab/></text:span><text:span text:style-name="T33">Racing through the window-lined corridors and elbowing past civillians, </text:span><text:span text:style-name="T34">he searched for the </text:span><text:span text:style-name="T35">only thing more valuable than the weapon research itself – Dr. Baskier. <text:s/></text:span><text:span text:style-name="T36">But the doctor was not an easy-to-contact man. <text:s/>In the aftermath of his discovery, it seemed that he was always in meetings with colleagues or giving interviews to news outlets. <text:s/>Cursing his popularity, Dai checked the lecture halls and media rooms to no avial. <text:s/>Dr. Basker’s quarters were similarly empty, the small sign near the door’s </text:span><text:soft-page-break/><text:span text:style-name="T36">lock read </text:span><text:span text:style-name="T29">Away</text:span><text:span text:style-name="T36"> in a vibrant green. <text:s/>Then, in a stroke of luck, Dai spotted the doctor at a table directly in the center of the mess hall. <text:s/></text:span></text:p>
      <text:p text:style-name="P12"/>
      <text:p text:style-name="P18"><text:span text:style-name="T36"><text:tab/></text:span><text:span text:style-name="T35">It was </text:span><text:span text:style-name="T36">early enough that the mess had only a few, small groups</text:span><text:span text:style-name="T35"> </text:span><text:span text:style-name="T36">chatting over their breakfast. <text:s/>Dai approached Dr. Basker’s table in rush.</text:span></text:p>
      <text:p text:style-name="P12"/>
      <text:p text:style-name="P12"><text:tab/>“Doctor, please come with me,” Dai said reaching toward his arm.</text:p>
      <text:p text:style-name="P12"/>
      <text:p text:style-name="P12"><text:tab/>“Is everything okay?” </text:p>
      <text:p text:style-name="P12"/>
      <text:p text:style-name="P18"><text:span text:style-name="T36"><text:tab/>“Sir, </text:span><text:span text:style-name="T37">w</text:span><text:span text:style-name="T36">e really need to go now.” Dai remembered his frustration that the doctor wasn’t taking such an obvious threat seriously. <text:s/></text:span><text:span text:style-name="T37">Then, a man stood up from behind his table.</text:span></text:p>
      <text:p text:style-name="P13"/>
      <text:p text:style-name="P13"><text:tab/>“<text:span text:style-name="T42">I think the good doctor feels safer here in the mess.” His eyes level with Dai’s in a cold challenge.</text:span></text:p>
      <text:p text:style-name="P13"/>
      <text:p text:style-name="P13"><text:tab/>“<text:span text:style-name="T42">Safe? What’s going --” Dr. Baskier paused </text:span><text:span text:style-name="T43">as the muzzle of a gun pressed into his back.</text:span></text:p>
      <text:p text:style-name="P13"/>
      <text:p text:style-name="P13"><text:tab/><text:span text:style-name="T43">The gunman said, “Why don’t we take a quick walk,” and made a show of helping the doctor out of his seat. <text:s/>Dai could still feel the panic in Dr. Basker’s eyes as he stood and allowed himself to be led out of the mess. <text:s/></text:span><text:span text:style-name="T44">The three of them made their way around the small line of people waiting for their food and out into the hallway. <text:s/>There, the gunman </text:span><text:span text:style-name="T45">motioned for Dai to lead the way.</text:span></text:p>
      <text:p text:style-name="P13"/>
      <text:p text:style-name="P13"><text:tab/>“<text:span text:style-name="T46">Engineering,” he demanded, digging the gun further into the doctor’s back.</text:span></text:p>
      <text:p text:style-name="P13"/>
      <text:p text:style-name="P14"><text:tab/><text:span text:style-name="T47">Dai thought e</text:span><text:span text:style-name="T46">ngineering was too </text:span><text:span text:style-name="T47">isolated, too quiet. <text:s/>No one would hear gunshots, let alone cries for help. <text:s/></text:span></text:p>
      <text:p text:style-name="P14"/>
      <text:p text:style-name="P14"><text:tab/>“<text:span text:style-name="T48">Why don’t we talk about this right here? </text:span><text:span text:style-name="T49">Pretty inconsiderate of our friend to make him walk that far.”</text:span></text:p>
      <text:p text:style-name="P14"/>
      <text:p text:style-name="P14"><text:span text:style-name="T49"><text:tab/>“I don’t really give a fuck. Now walk.” The gunman pushed Dr. Baskier with those final words who </text:span><text:span text:style-name="T50">then</text:span><text:span text:style-name="T49">, as if he’d been waiting for his chance, immediately spun a</text:span><text:span text:style-name="T50">nd grabbed his captor’s gun arm.</text:span></text:p>
      <text:p text:style-name="P14"/>
      <text:p text:style-name="P15"><text:tab/>“<text:span text:style-name="T50">Stop this</text:span><text:span text:style-name="T51"> </text:span><text:span text:style-name="T52">right now</text:span><text:span text:style-name="T51">! </text:span><text:span text:style-name="T52">We can talk this all out if you just give me the chance!” said Dr. Baskier.</text:span></text:p>
      <text:p text:style-name="P15"/>
      <text:p text:style-name="P16"><text:tab/>“I can’t let you destroy us all!” Gripping his gun, he threw <text:span text:style-name="T53">the doctor to the ground then leveled the muzzle at his head. <text:s/>“I’m sorry, it came to this.”</text:span></text:p>
      <text:p text:style-name="P16"/>
      <text:p text:style-name="P20"><text:span text:style-name="T38"><text:tab/></text:span><text:span text:style-name="T39">Even before</text:span><text:span text:style-name="T38"> the gunman had begun to squeeze the trigger, Dai’s weapon had already killed him. <text:s/></text:span><text:span text:style-name="T39">He</text:span><text:span text:style-name="T55"> still remembered </text:span><text:span text:style-name="T54">thunderous gunfire</text:span><text:span text:style-name="T55">, the weight of the gun </text:span><text:span text:style-name="T54">his hand</text:span><text:span text:style-name="T55">, the sound of that man slumping to the ground. <text:s/></text:span><text:span text:style-name="T54">He remembered the silence that followed. <text:s/>“</text:span><text:span text:style-name="T56">Are you okay?” </text:span><text:span text:style-name="T54">he </text:span><text:span text:style-name="T56">said to Dr. <text:s/>Baskier while waving bystanders back into their rooms</text:span><text:span text:style-name="T54">.</text:span></text:p>
      <text:p text:style-name="P19"/>
      <text:p text:style-name="P19"><text:tab/>“<text:span text:style-name="T54">I think he’s dead,</text:span>” <text:span text:style-name="T56">said the doctor, wiping the blood from his face in a daze.</text:span></text:p>
      <text:p text:style-name="P19"/>
      <text:p text:style-name="P19"><text:tab/><text:span text:style-name="T30">No shit.</text:span></text:p>
      <text:p text:style-name="P19"><text:span text:style-name="T30"/></text:p>
      <text:p text:style-name="P21"><text:span text:style-name="T57">♦ ♦ ♦</text:span></text:p>
      <text:p text:style-name="P19"><text:soft-page-break/><text:span text:style-name="T30"/></text:p>
      <text:p text:style-name="P19"><text:span text:style-name="T30"><text:tab/></text:span><text:span text:style-name="T40">It took six months for the news of Dr. Baskier’s saving to reach the capital worlds, then another eight for Dai to be cleared of wrongdoing. <text:s/>Now, here on the </text:span></text:p>
      <text:p text:style-name="P5"><text:tab/></text:p>
      <text:p text:style-name="P5"><text:tab/> <text:s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2:52:55.086677455</meta:creation-date>
    <dc:date>2023-09-24T04:02:56.182817588</dc:date>
    <meta:editing-duration>P26DT4H52M40S</meta:editing-duration>
    <meta:editing-cycles>39</meta:editing-cycles>
    <meta:generator>LibreOffice/7.6.1.2$Linux_X86_64 LibreOffice_project/60$Build-2</meta:generator>
    <meta:document-statistic meta:table-count="0" meta:image-count="0" meta:object-count="0" meta:page-count="4" meta:paragraph-count="46" meta:word-count="1659" meta:character-count="9619" meta:non-whitespace-character-count="7860"/>
  </office:meta>
</office:document-meta>
</file>